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ula1" style:family="table">
      <style:table-properties style:width="13.39cm" table:align="left"/>
    </style:style>
    <style:style style:name="Taula1.A" style:family="table-column">
      <style:table-column-properties style:column-width="1.265cm"/>
    </style:style>
    <style:style style:name="Taula1.B" style:family="table-column">
      <style:table-column-properties style:column-width="4.309cm"/>
    </style:style>
    <style:style style:name="Taula1.C" style:family="table-column">
      <style:table-column-properties style:column-width="5.47cm"/>
    </style:style>
    <style:style style:name="Taula1.D" style:family="table-column">
      <style:table-column-properties style:column-width="2.346cm"/>
    </style:style>
    <style:style style:name="Taula1.A1" style:family="table-cell">
      <style:table-cell-properties fo:padding="0.097cm" fo:border-left="0.05pt solid #000000" fo:border-right="none" fo:border-top="0.05pt solid #000000" fo:border-bottom="0.05pt solid #000000"/>
    </style:style>
    <style:style style:name="Taula1.D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1.995cm" style:rel-column-width="1131*"/>
    </style:style>
    <style:style style:name="Taula2.B" style:family="table-column">
      <style:table-column-properties style:column-width="3.339cm" style:rel-column-width="1893*"/>
    </style:style>
    <style:style style:name="Taula2.C" style:family="table-column">
      <style:table-column-properties style:column-width="3.41cm" style:rel-column-width="1933*"/>
    </style:style>
    <style:style style:name="Taula2.D" style:family="table-column">
      <style:table-column-properties style:column-width="8.257cm" style:rel-column-width="4681*"/>
    </style:style>
    <style:style style:name="Taula2.A1" style:family="table-cell">
      <style:table-cell-properties fo:padding="0.097cm" fo:border-left="0.05pt solid #000000" fo:border-right="none" fo:border-top="0.05pt solid #000000" fo:border-bottom="0.05pt solid #000000"/>
    </style:style>
    <style:style style:name="Taula2.D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24pt" fo:font-weight="bold" style:font-size-asian="24pt" style:font-weight-asian="bold" style:font-size-complex="24pt" style:font-weight-complex="bold"/>
    </style:style>
    <style:style style:name="P2" style:family="paragraph" style:parent-style-name="Text_20_body" style:list-style-name="L1"/>
    <style:style style:name="P3" style:family="paragraph" style:parent-style-name="Table_20_Heading">
      <style:text-properties style:font-name="Arial1" style:font-size-asian="10.5pt"/>
    </style:style>
    <style:style style:name="P4" style:family="paragraph" style:parent-style-name="Table_20_Heading">
      <style:paragraph-properties fo:text-align="center" style:justify-single-word="false"/>
      <style:text-properties style:font-name="Arial1" style:font-size-asian="10.5pt"/>
    </style:style>
    <style:style style:name="P5" style:family="paragraph" style:parent-style-name="Table_20_Contents">
      <style:text-properties style:font-name="Arial1" style:font-size-asian="10.5pt"/>
    </style:style>
    <style:style style:name="P6" style:family="paragraph" style:parent-style-name="Table_20_Contents">
      <style:paragraph-properties fo:text-align="center" style:justify-single-word="false"/>
      <style:text-properties style:font-name="Arial1" style:font-size-asian="10.5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XX memory management</text:p>
      <text:h text:style-name="Heading_20_1" text:outline-level="1">General principles</text:h>
      <text:p text:style-name="Text_20_body">MUXX requires a memory mapped PDP-11 system to work. The system provides each task with a private virtual address space, nominally of up to 64KB. However, the 8 upper KB of the address space are reserved to map the UNIBUS IO space, so it is not available for user mode tasks<text:note text:id="ftn0" text:note-class="footnote"><text:note-citation>1</text:note-citation><text:note-body><text:p text:style-name="Footnote">That 8 upper KB <text:span text:style-name="T1">could</text:span><text:span text:style-name="T2"> be mapped into an arbitrary 8KB block of physical memory, but it would introduce some interesting problems if a process tries to invoke a system call passing a parameter resident in that memory block, so we will not implement that possibility in this MUXX version. </text:span></text:p></text:note-body></text:note>. Those upper 8KB are <text:span text:style-name="T1">protected</text:span><text:span text:style-name="T2"> from access in user mode, and fully mapped and accessible under kernel mode (MUXX does not use supervisor mode).</text:span></text:p>
      <text:p text:style-name="Text_20_body">The PDP11 memory management unit provides 8 Page Address Registers to configure the memory mapping. Each of those 8 PARs can map up to 8 kilobytes of virtual memory. Please note that at this point MUXX does not use I/D space separation, so code and data share the same 64KB virtual address space. Each address space will make use of the 8 PARs to build its memory map:</text:p>
      <text:p text:style-name="Text_20_body"/>
      <table:table table:name="Taula1" table:style-name="Taula1">
        <table:table-column table:style-name="Taula1.A"/>
        <table:table-column table:style-name="Taula1.B"/>
        <table:table-column table:style-name="Taula1.C"/>
        <table:table-column table:style-name="Taula1.D"/>
        <table:table-header-rows>
          <table:table-row>
            <table:table-cell table:style-name="Taula1.A1" office:value-type="string">
              <text:p text:style-name="P4">PAR</text:p>
            </table:table-cell>
            <table:table-cell table:style-name="Taula1.A1" office:value-type="string">
              <text:p text:style-name="P3">Address</text:p>
            </table:table-cell>
            <table:table-cell table:style-name="Taula1.A1" office:value-type="string">
              <text:p text:style-name="P3">Content</text:p>
            </table:table-cell>
            <table:table-cell table:style-name="Taula1.D1" office:value-type="string">
              <text:p text:style-name="P3">Access </text:p>
            </table:table-cell>
          </table:table-row>
        </table:table-header-rows>
        <table:table-row>
          <table:table-cell table:style-name="Taula1.A2" office:value-type="string">
            <text:p text:style-name="P6">0</text:p>
          </table:table-cell>
          <table:table-cell table:style-name="Taula1.A2" office:value-type="string">
            <text:p text:style-name="P5">000000-017777</text:p>
          </table:table-cell>
          <table:table-cell table:style-name="Taula1.A2" office:value-type="string">
            <text:p text:style-name="P5">Vector table, kernel code and data</text:p>
          </table:table-cell>
          <table:table-cell table:style-name="Taula1.D2" office:value-type="string">
            <text:p text:style-name="P5">U: RO</text:p>
            <text:p text:style-name="P5">K: RW</text:p>
          </table:table-cell>
        </table:table-row>
        <table:table-row>
          <table:table-cell table:style-name="Taula1.A2" office:value-type="string">
            <text:p text:style-name="P6">1</text:p>
          </table:table-cell>
          <table:table-cell table:style-name="Taula1.A2" office:value-type="string">
            <text:p text:style-name="P5">020000-037777</text:p>
          </table:table-cell>
          <table:table-cell table:style-name="Taula1.A2" office:value-type="string">
            <text:p text:style-name="P5">Kernel code and data</text:p>
          </table:table-cell>
          <table:table-cell table:style-name="Taula1.D2" office:value-type="string">
            <text:p text:style-name="P5">U: RO</text:p>
            <text:p text:style-name="P5">K: RW</text:p>
          </table:table-cell>
        </table:table-row>
        <table:table-row>
          <table:table-cell table:style-name="Taula1.A2" office:value-type="string">
            <text:p text:style-name="P6">2</text:p>
          </table:table-cell>
          <table:table-cell table:style-name="Taula1.A2" office:value-type="string">
            <text:p text:style-name="P5">040000-057777</text:p>
          </table:table-cell>
          <table:table-cell table:style-name="Taula1.A2" office:value-type="string">
            <text:p text:style-name="P5">User code and static data</text:p>
          </table:table-cell>
          <table:table-cell table:style-name="Taula1.D2" office:value-type="string">
            <text:p text:style-name="P5">U,K:RW</text:p>
          </table:table-cell>
        </table:table-row>
        <table:table-row>
          <table:table-cell table:style-name="Taula1.A2" office:value-type="string">
            <text:p text:style-name="P6">3</text:p>
          </table:table-cell>
          <table:table-cell table:style-name="Taula1.A2" office:value-type="string">
            <text:p text:style-name="P5">060000-077777*</text:p>
          </table:table-cell>
          <table:table-cell table:style-name="Taula1.A2" office:value-type="string">
            <text:p text:style-name="P5">User code and static data</text:p>
          </table:table-cell>
          <table:table-cell table:style-name="Taula1.D2" office:value-type="string">
            <text:p text:style-name="P5">U,K:RW</text:p>
          </table:table-cell>
        </table:table-row>
        <table:table-row>
          <table:table-cell table:style-name="Taula1.A2" office:value-type="string">
            <text:p text:style-name="P6">4</text:p>
          </table:table-cell>
          <table:table-cell table:style-name="Taula1.A2" office:value-type="string">
            <text:p text:style-name="P5">100000-117777</text:p>
          </table:table-cell>
          <table:table-cell table:style-name="Taula1.A2" office:value-type="string">
            <text:p text:style-name="P5">User heap data</text:p>
          </table:table-cell>
          <table:table-cell table:style-name="Taula1.D2" office:value-type="string">
            <text:p text:style-name="P5">U,K:RW</text:p>
          </table:table-cell>
        </table:table-row>
        <table:table-row>
          <table:table-cell table:style-name="Taula1.A2" office:value-type="string">
            <text:p text:style-name="P6">5</text:p>
          </table:table-cell>
          <table:table-cell table:style-name="Taula1.A2" office:value-type="string">
            <text:p text:style-name="P5">120000-137777*</text:p>
          </table:table-cell>
          <table:table-cell table:style-name="Taula1.A2" office:value-type="string">
            <text:p text:style-name="P5">User heap/stack data</text:p>
          </table:table-cell>
          <table:table-cell table:style-name="Taula1.D2" office:value-type="string">
            <text:p text:style-name="P5">U,K:RW</text:p>
          </table:table-cell>
        </table:table-row>
        <table:table-row>
          <table:table-cell table:style-name="Taula1.A2" office:value-type="string">
            <text:p text:style-name="P6">6</text:p>
          </table:table-cell>
          <table:table-cell table:style-name="Taula1.A2" office:value-type="string">
            <text:p text:style-name="P5">140000-157777</text:p>
          </table:table-cell>
          <table:table-cell table:style-name="Taula1.A2" office:value-type="string">
            <text:p text:style-name="P5">Kernel/User stack data</text:p>
          </table:table-cell>
          <table:table-cell table:style-name="Taula1.D2" office:value-type="string">
            <text:p text:style-name="P5">U,K:RW</text:p>
          </table:table-cell>
        </table:table-row>
        <table:table-row>
          <table:table-cell table:style-name="Taula1.A2" office:value-type="string">
            <text:p text:style-name="P6">7</text:p>
          </table:table-cell>
          <table:table-cell table:style-name="Taula1.A2" office:value-type="string">
            <text:p text:style-name="P5">160000-177777</text:p>
          </table:table-cell>
          <table:table-cell table:style-name="Taula1.A2" office:value-type="string">
            <text:p text:style-name="P5">IO space</text:p>
          </table:table-cell>
          <table:table-cell table:style-name="Taula1.D2" office:value-type="string">
            <text:p text:style-name="P5">U:None</text:p>
            <text:p text:style-name="P5">K:RW</text:p>
          </table:table-cell>
        </table:table-row>
      </table:table>
      <text:p text:style-name="Text_20_body"/>
      <text:p text:style-name="Text_20_body">The blocks marked with an asterisk are not allocated at process creation time. Those PARs are marked as “unmapped”, and are allocated if necessary. The upper block (just below the IOSPACE) will contain both the kernel and user stacks. The kernel stack will be located at the top of that bloc, and its size will be configurable using a muxxdef.h #define. The user stack will go just below the end of the kernel stack. A kernel stack underflow will (if stack underflow detection has been compiled in) will cause a kernel panic and will crash the system.</text:p>
      <text:h text:style-name="Heading_20_1" text:outline-level="1">Physical memory management</text:h>
      <text:p text:style-name="Text_20_body">MUXX will run in a PDP-11 configured with 256KB of memory. It uses 18 bit addressing, so it will not make use of the rest of a bigger memory configuration. <text:s/>After acquiring experience running the MMU in 18 bit mode, an extension to use 22 bits will be considered. But not at this time.</text:p>
      <text:p text:style-name="Text_20_body"><text:soft-page-break/>That 256KB space will be divided in 128 chunks of 2KB (1KW). That chunk will be the low-level memory allocation unit. 2KB = 32d (40o) 64 byte blocks (the 64 byte block is the MMU allocation unit). To manage those chunks we will use a linked list of Memory Management Control Blocks (MMCBs), with the following structure:</text:p>
      <text:p text:style-name="Text_20_body"/>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5">Offset</text:p>
          </table:table-cell>
          <table:table-cell table:style-name="Taula2.A1" office:value-type="string">
            <text:p text:style-name="P5">Type</text:p>
          </table:table-cell>
          <table:table-cell table:style-name="Taula2.A1" office:value-type="string">
            <text:p text:style-name="P5">Name</text:p>
          </table:table-cell>
          <table:table-cell table:style-name="Taula2.D1" office:value-type="string">
            <text:p text:style-name="P5">Content</text:p>
          </table:table-cell>
        </table:table-row>
        <table:table-row>
          <table:table-cell table:style-name="Taula2.A2" office:value-type="string">
            <text:p text:style-name="P5">0</text:p>
          </table:table-cell>
          <table:table-cell table:style-name="Taula2.A2" office:value-type="string">
            <text:p text:style-name="P5">WORD</text:p>
          </table:table-cell>
          <table:table-cell table:style-name="Taula2.A2" office:value-type="string">
            <text:p text:style-name="P5">blockAddr</text:p>
          </table:table-cell>
          <table:table-cell table:style-name="Taula2.D2" office:value-type="string">
            <text:p text:style-name="P5">Number of block (physical address divided by 2048)</text:p>
          </table:table-cell>
        </table:table-row>
        <table:table-row>
          <table:table-cell table:style-name="Taula2.A2" office:value-type="string">
            <text:p text:style-name="P5">2</text:p>
          </table:table-cell>
          <table:table-cell table:style-name="Taula2.A2" office:value-type="string">
            <text:p text:style-name="P5">WORD</text:p>
          </table:table-cell>
          <table:table-cell table:style-name="Taula2.A2" office:value-type="string">
            <text:p text:style-name="P5">blockSize</text:p>
          </table:table-cell>
          <table:table-cell table:style-name="Taula2.D2" office:value-type="string">
            <text:p text:style-name="P5">Size (number of chunks)</text:p>
          </table:table-cell>
        </table:table-row>
        <table:table-row>
          <table:table-cell table:style-name="Taula2.A2" office:value-type="string">
            <text:p text:style-name="P5">4</text:p>
          </table:table-cell>
          <table:table-cell table:style-name="Taula2.A2" office:value-type="string">
            <text:p text:style-name="P5">WORD</text:p>
          </table:table-cell>
          <table:table-cell table:style-name="Taula2.A2" office:value-type="string">
            <text:p text:style-name="P5">ownerPid</text:p>
          </table:table-cell>
          <table:table-cell table:style-name="Taula2.D2" office:value-type="string">
            <text:p text:style-name="P5">Owning PID</text:p>
          </table:table-cell>
        </table:table-row>
        <table:table-row>
          <table:table-cell table:style-name="Taula2.A2" office:value-type="string">
            <text:p text:style-name="P5">6</text:p>
          </table:table-cell>
          <table:table-cell table:style-name="Taula2.A2" office:value-type="string">
            <text:p text:style-name="P5">WORD</text:p>
          </table:table-cell>
          <table:table-cell table:style-name="Taula2.A2" office:value-type="string">
            <text:p text:style-name="P5">ownerPAR</text:p>
          </table:table-cell>
          <table:table-cell table:style-name="Taula2.D2" office:value-type="string">
            <text:p text:style-name="P5">Mapping PAR</text:p>
          </table:table-cell>
        </table:table-row>
        <table:table-row>
          <table:table-cell table:style-name="Taula2.A2" office:value-type="string">
            <text:p text:style-name="P5">8</text:p>
          </table:table-cell>
          <table:table-cell table:style-name="Taula2.A2" office:value-type="string">
            <text:p text:style-name="P5">POINTER</text:p>
          </table:table-cell>
          <table:table-cell table:style-name="Taula2.A2" office:value-type="string">
            <text:p text:style-name="P5">nextBlock</text:p>
          </table:table-cell>
          <table:table-cell table:style-name="Taula2.D2" office:value-type="string">
            <text:p text:style-name="P5">Pointer to next block in the chain</text:p>
          </table:table-cell>
        </table:table-row>
        <table:table-row>
          <table:table-cell table:style-name="Taula2.A2" office:value-type="string">
            <text:p text:style-name="P5">10</text:p>
          </table:table-cell>
          <table:table-cell table:style-name="Taula2.A2" office:value-type="string">
            <text:p text:style-name="P5">POINTER</text:p>
          </table:table-cell>
          <table:table-cell table:style-name="Taula2.A2" office:value-type="string">
            <text:p text:style-name="P5">prevBlock</text:p>
          </table:table-cell>
          <table:table-cell table:style-name="Taula2.D2" office:value-type="string">
            <text:p text:style-name="P5">Pointer to previous block in the chain</text:p>
          </table:table-cell>
        </table:table-row>
        <table:table-row>
          <table:table-cell table:style-name="Taula2.A2" office:value-type="string">
            <text:p text:style-name="P5">12</text:p>
          </table:table-cell>
          <table:table-cell table:style-name="Taula2.A2" office:value-type="string">
            <text:p text:style-name="P5">WORD[2]</text:p>
          </table:table-cell>
          <table:table-cell table:style-name="Taula2.A2" office:value-type="string">
            <text:p text:style-name="P5">filler</text:p>
          </table:table-cell>
          <table:table-cell table:style-name="Taula2.D2" office:value-type="string">
            <text:p text:style-name="P5">Unused</text:p>
          </table:table-cell>
        </table:table-row>
      </table:table>
      <text:p text:style-name="Text_20_body"/>
      <text:p text:style-name="Text_20_body">Each MMCB will describe a block of memory, free or allocated to a process. If the ownerPid field of the MMCB is zero the block will be considered as free. </text:p>
      <text:h text:style-name="Heading_20_1" text:outline-level="1">System startup and process creation</text:h>
      <text:p text:style-name="Text_20_body">At system startup MUXX will configure the MMCB list as follows:</text:p>
      <text:list xml:id="list777764866" text:style-name="L1">
        <text:list-item>
          <text:p text:style-name="P2">It will map PARs 0,1, and 6 to the first available 24KB of physical memory (8 KB per PAR), and will create the first three MMCBs as owned by the startup process (pid 1).</text:p>
        </text:list-item>
        <text:list-item>
          <text:p text:style-name="P2">It will create a free block MMCB for the rest of the physical memory.</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Pons</meta:initial-creator>
    <meta:creation-date>2012-08-06T16:21:01</meta:creation-date>
    <dc:date>2012-08-06T17:14:17</dc:date>
    <dc:creator>Jordi Pons</dc:creator>
    <meta:editing-duration>PT42M12S</meta:editing-duration>
    <meta:editing-cycles>2</meta:editing-cycles>
    <meta:generator>LibreOffice/3.5$Linux_x86 LibreOffice_project/350m1$Build-2</meta:generator>
    <meta:document-statistic meta:table-count="2" meta:image-count="0" meta:object-count="0" meta:page-count="2" meta:paragraph-count="85" meta:word-count="629" meta:character-count="3452" meta:non-whitespace-character-count="2908"/>
  </office:meta>
</office:document-meta>
</file>